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3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3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4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ff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7"/>
          <table:table-cell table:style-name="ce71" office:value-type="string" table:number-columns-spanned="4" table:number-rows-spanned="1">
            <text:p>ORGANIZATION OUTLINE</text:p>
          </table:table-cell>
          <table:covered-table-cell table:style-name="ce79"/>
          <table:covered-table-cell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7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7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7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7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7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ce65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ce65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h</text:p>
          </table:table-cell>
          <table:table-cell/>
          <table:table-cell table:style-name="ce65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h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cxx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_main.c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l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_a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_p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l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main__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optimize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compiler_warning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_openc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math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config.h.in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cxx</text:p>
          </table:table-cell>
          <table:table-cell/>
          <table:table-cell table:style-name="ce68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h</text:p>
          </table:table-cell>
          <table:table-cell/>
          <table:table-cell table:style-name="ce68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ortran.h.in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path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versio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pstring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_wrap.cpp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x_test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7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abor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qt_test.cxx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est</text:p>
          </table:table-cell>
          <table:table-cell table:style-name="ce57" office:value-type="string">
            <text:p>ransac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sizeof.f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h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util</text:p>
          </table:table-cell>
          <table:table-cell table:style-name="ce59" office:value-type="string">
            <text:p>closest_point.cxx</text:p>
          </table:table-cell>
          <table:table-cell table:number-columns-repeated="11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cxx</text:p>
          </table:table-cell>
          <table:table-cell table:number-columns-repeated="11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s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stance_ma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extract_contou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cxx</text:p>
          </table:table-cell>
          <table:table-cell/>
          <table:table-cell table:style-name="ce68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5in" svg:x="0.0358in" svg:y="0.073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cxx</text:p>
          </table:table-cell>
          <table:table-cell/>
          <table:table-cell table:style-name="ce67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h</text:p>
          </table:table-cell>
          <table:table-cell/>
          <table:table-cell table:style-name="ce67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union_mask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mex_drr.c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ead_obj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dcmtk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gdcm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h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3" office:value-type="string">
            <text:p>warp_parms.h</text:p>
          </table:table-cell>
          <table:table-cell table:number-columns-repeated="11"/>
        </table:table-row>
        <table:table-row table:style-name="ro1">
          <table:table-cell table:style-name="ce31" office:value-type="string">
            <text:p>wildwest</text:p>
          </table:table-cell>
          <table:table-cell table:style-name="ce64" office:value-type="string">
            <text:p>xf_to_empirefmt.cxx</text:p>
          </table:table-cell>
          <table:table-cell table:number-columns-repeated="11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7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6T17:02:43</dc:date>
    <dc:creator>James Shackleford</dc:creator>
    <meta:generator>OpenOffice.org/3.2$Unix OpenOffice.org_project/320m12$Build-9483</meta:generator>
    <meta:editing-duration>PT75H22M12S</meta:editing-duration>
    <meta:editing-cycles>41</meta:editing-cycles>
    <meta:document-statistic meta:table-count="1" meta:cell-count="1303" meta:object-count="14"/>
  </office:meta>
</office:document-meta>
</file>